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fc3c4"/>
    </style:style>
    <style:style style:name="P6" style:family="paragraph" style:parent-style-name="Text_20_body">
      <style:paragraph-properties fo:text-align="justify" style:justify-single-word="false"/>
      <style:text-properties officeooo:paragraph-rsid="0031a533"/>
    </style:style>
    <style:style style:name="P7"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8" style:family="paragraph" style:parent-style-name="Contents_20_3">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6929in" style:type="right" style:leader-style="dotted" style:leader-text="."/>
        </style:tab-stops>
      </style:paragraph-properties>
    </style:style>
    <style:style style:name="P10" style:family="paragraph" style:parent-style-name="Title" style:master-page-name="Preface">
      <style:paragraph-properties fo:margin-top="0.0799in" fo:margin-bottom="0.1598in" style:contextual-spacing="false" fo:text-align="center" style:justify-single-word="false" style:page-number="auto"/>
    </style:style>
    <style:style style:name="P11" style:family="paragraph" style:parent-style-name="Heading_20_3" style:list-style-name="WWNum1"/>
    <style:style style:name="P12" style:family="paragraph" style:parent-style-name="Heading_20_3" style:list-style-name="WWNum1">
      <style:text-properties officeooo:paragraph-rsid="00112c5a"/>
    </style:style>
    <style:style style:name="P13" style:family="paragraph" style:parent-style-name="Heading_20_2" style:list-style-name="WWNum1"/>
    <style:style style:name="P14" style:family="paragraph" style:parent-style-name="Heading_20_2" style:list-style-name="">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15" style:family="paragraph" style:parent-style-name="Heading_20_2" style:list-style-name="WWNum1" style:master-page-name="Standard">
      <style:paragraph-properties style:page-number="1" fo:break-before="auto" fo:break-after="auto"/>
      <style:text-properties officeooo:paragraph-rsid="001fc3c4"/>
    </style:style>
    <style:style style:name="P16" style:family="paragraph" style:parent-style-name="Heading_20_2" style:list-style-name="WWNum1">
      <style:paragraph-properties fo:background-color="transparent">
        <style:background-image/>
      </style:paragraph-properties>
      <style:text-properties officeooo:paragraph-rsid="000cfded"/>
    </style:style>
    <style:style style:name="P17" style:family="paragraph" style:parent-style-name="Heading_20_2" style:list-style-name="WWNum1">
      <style:paragraph-properties fo:margin-left="0.0598in" fo:margin-right="0in" fo:line-height="150%" fo:text-align="center" style:justify-single-word="false" fo:text-indent="-0.4in" style:auto-text-indent="false"/>
    </style:style>
    <style:style style:name="P18" style:family="paragraph" style:parent-style-name="Heading_20_2" style:list-style-name="WWNum1">
      <style:paragraph-properties fo:break-before="page"/>
    </style:style>
    <style:style style:name="P19" style:family="paragraph" style:parent-style-name="Text_20_body" style:list-style-name="WWNum6"/>
    <style:style style:name="P20" style:family="paragraph" style:parent-style-name="Text_20_body" style:list-style-name="WWNum8"/>
    <style:style style:name="P21" style:family="paragraph" style:parent-style-name="Text_20_body" style:list-style-name="WWNum9"/>
    <style:style style:name="P22" style:family="paragraph" style:parent-style-name="Text_20_body" style:list-style-name="WWNum10"/>
    <style:style style:name="P23" style:family="paragraph" style:parent-style-name="Text_20_body" style:list-style-name="WWNum14"/>
    <style:style style:name="P24" style:family="paragraph" style:parent-style-name="Text_20_body" style:list-style-name="WWNum16"/>
    <style:style style:name="P25" style:family="paragraph" style:parent-style-name="Text_20_body" style:list-style-name="WWNum17"/>
    <style:style style:name="P26" style:family="paragraph" style:parent-style-name="Text_20_body" style:list-style-name="WWNum17">
      <style:text-properties officeooo:paragraph-rsid="001e9d27"/>
    </style:style>
    <style:style style:name="P27" style:family="paragraph" style:parent-style-name="Text_20_body" style:list-style-name="WWNum25"/>
    <style:style style:name="P28" style:family="paragraph" style:parent-style-name="Text_20_body" style:list-style-name="WWNum19"/>
    <style:style style:name="P29" style:family="paragraph" style:parent-style-name="Text_20_body" style:list-style-name="WWNum4"/>
    <style:style style:name="P30" style:family="paragraph" style:parent-style-name="Text_20_body" style:list-style-name="WWNum2"/>
    <style:style style:name="P31" style:family="paragraph" style:parent-style-name="Text_20_body" style:list-style-name="WWNum12"/>
    <style:style style:name="P32" style:family="paragraph" style:parent-style-name="Text_20_body" style:list-style-name="WWNum13"/>
    <style:style style:name="P33" style:family="paragraph" style:parent-style-name="Text_20_body" style:list-style-name="WWNum21"/>
    <style:style style:name="P34" style:family="paragraph" style:parent-style-name="Text_20_body" style:list-style-name="WWNum23"/>
    <style:style style:name="P35" style:family="paragraph" style:parent-style-name="Text_20_body" style:list-style-name="WWNum15"/>
    <style:style style:name="P36" style:family="paragraph" style:parent-style-name="Text_20_body" style:list-style-name="WWNum24"/>
    <style:style style:name="P37" style:family="paragraph" style:parent-style-name="Text_20_body" style:list-style-name="WWNum20"/>
    <style:style style:name="P38"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style>
    <style:style style:name="P39"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40" style:family="paragraph" style:parent-style-name="Text_20_body" style:list-style-name="WWNum10">
      <style:paragraph-properties fo:margin-left="0.4909in" fo:margin-right="0in" fo:text-indent="-0.1965in" style:auto-text-indent="false">
        <style:tab-stops>
          <style:tab-stop style:position="0in"/>
        </style:tab-stops>
      </style:paragraph-properties>
    </style:style>
    <style:style style:name="P41"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12c5a"/>
    </style:style>
    <style:style style:name="P42"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c6981"/>
    </style:style>
    <style:style style:name="P43" style:family="paragraph" style:parent-style-name="Standard" style:list-style-name="WWNum9"/>
    <style:style style:name="P44" style:family="paragraph" style:parent-style-name="Standard" style:list-style-name="WWNum24"/>
    <style:style style:name="P45" style:family="paragraph" style:parent-style-name="Standard" style:list-style-name="WWNum25">
      <style:text-properties officeooo:paragraph-rsid="0021d525"/>
    </style:style>
    <style:style style:name="P46" style:family="paragraph" style:parent-style-name="Standard" style:list-style-name="WWNum1">
      <style:paragraph-properties fo:text-align="center" style:justify-single-word="false" fo:break-before="page"/>
      <style:text-properties fo:font-size="18pt" fo:font-weight="normal" style:font-size-asian="18pt" style:font-weight-asian="normal" style:font-size-complex="18pt" style:font-weight-complex="normal"/>
    </style:style>
    <style:style style:name="T1" style:family="text">
      <style:text-properties officeooo:rsid="0024226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background-color="#ffffff"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229639" style:font-weight-asian="bold" style:font-weight-complex="bold"/>
    </style:style>
    <style:style style:name="T8" style:family="text">
      <style:text-properties fo:font-weight="bold" officeooo:rsid="00299928" style:font-weight-asian="bold"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000cfded"/>
    </style:style>
    <style:style style:name="T13" style:family="text">
      <style:text-properties officeooo:rsid="000e844b"/>
    </style:style>
    <style:style style:name="T14" style:family="text">
      <style:text-properties officeooo:rsid="0012489a"/>
    </style:style>
    <style:style style:name="T15" style:family="text">
      <style:text-properties officeooo:rsid="0014b8f4"/>
    </style:style>
    <style:style style:name="T16" style:family="text">
      <style:text-properties officeooo:rsid="0016c2fc"/>
    </style:style>
    <style:style style:name="T17" style:family="text">
      <style:text-properties officeooo:rsid="0017d00d"/>
    </style:style>
    <style:style style:name="T18" style:family="text">
      <style:text-properties officeooo:rsid="001aeaeb"/>
    </style:style>
    <style:style style:name="T19" style:family="text">
      <style:text-properties officeooo:rsid="001b51d1"/>
    </style:style>
    <style:style style:name="T20" style:family="text">
      <style:text-properties officeooo:rsid="001bf3eb"/>
    </style:style>
    <style:style style:name="T21" style:family="text">
      <style:text-properties officeooo:rsid="001c6981"/>
    </style:style>
    <style:style style:name="T22" style:family="text">
      <style:text-properties officeooo:rsid="001d6072"/>
    </style:style>
    <style:style style:name="T23" style:family="text">
      <style:text-properties officeooo:rsid="001d9897"/>
    </style:style>
    <style:style style:name="T24" style:family="text">
      <style:text-properties officeooo:rsid="001febf4"/>
    </style:style>
    <style:style style:name="T25" style:family="text">
      <style:text-properties officeooo:rsid="0021d525"/>
    </style:style>
    <style:style style:name="T26" style:family="text">
      <style:text-properties officeooo:rsid="00229639"/>
    </style:style>
    <style:style style:name="T27" style:family="text">
      <style:text-properties officeooo:rsid="0025fe8d"/>
    </style:style>
    <style:style style:name="T28" style:family="text">
      <style:text-properties officeooo:rsid="00283a57"/>
    </style:style>
    <style:style style:name="T29" style:family="text">
      <style:text-properties officeooo:rsid="0028620c"/>
    </style:style>
    <style:style style:name="T30" style:family="text">
      <style:text-properties officeooo:rsid="0028656e"/>
    </style:style>
    <style:style style:name="T31" style:family="text">
      <style:text-properties officeooo:rsid="0028668b"/>
    </style:style>
    <style:style style:name="T32" style:family="text">
      <style:text-properties officeooo:rsid="00299928"/>
    </style:style>
    <style:style style:name="T33" style:family="text">
      <style:text-properties officeooo:rsid="002cfce9"/>
    </style:style>
    <style:style style:name="T34" style:family="text">
      <style:text-properties officeooo:rsid="00306067"/>
    </style:style>
    <style:style style:name="T35" style:family="text">
      <style:text-properties officeooo:rsid="0030d22c"/>
    </style:style>
    <style:style style:name="T36" style:family="text">
      <style:text-properties officeooo:rsid="0031a533"/>
    </style:style>
    <style:style style:name="T37" style:family="text">
      <style:text-properties officeooo:rsid="0031a83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0">S</text:span>atzung</text:p>
      <text:p text:style-name="Text_20_body"/>
      <text:p text:style-name="P3"><text:span text:style-name="T2">Open Medicine </text:span><text:span text:style-name="T3">Initiative</text:span></text:p>
      <text:p text:style-name="Text_20_body"/>
      <text:p text:style-name="P2"/>
      <text:p text:style-name="Contents_20_Heading">Inhaltsverzeichni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705_1045783943" text:style-name="Index_20_Link" text:visited-style-name="Index_20_Link">§ 1 Name, Eintragung, Sitz, Geschäftsjahr<text:tab/>1</text:a></text:p>
          <text:p text:style-name="P9"><text:a xlink:type="simple" xlink:href="#__RefHeading__1326_480250958" text:style-name="Index_20_Link" text:visited-style-name="Index_20_Link">§ 2 Vereinszweck<text:tab/>1</text:a></text:p>
          <text:p text:style-name="P9"><text:a xlink:type="simple" xlink:href="#__RefHeading__709_1045783943" text:style-name="Index_20_Link" text:visited-style-name="Index_20_Link">§ 3 Selbstlosigkeit<text:tab/>2</text:a></text:p>
          <text:p text:style-name="P9"><text:a xlink:type="simple" xlink:href="#__RefHeading__711_1045783943" text:style-name="Index_20_Link" text:visited-style-name="Index_20_Link">§ 4 Mitgliedschaft <text:tab/>2</text:a></text:p>
          <text:p text:style-name="P8"><text:a xlink:type="simple" xlink:href="#__RefHeading__713_1045783943" text:style-name="Index_20_Link" text:visited-style-name="Index_20_Link">(I) Allgemeines<text:tab/>2</text:a></text:p>
          <text:p text:style-name="P8"><text:a xlink:type="simple" xlink:href="#__RefHeading__715_1045783943" text:style-name="Index_20_Link" text:visited-style-name="Index_20_Link">(II) Erwerb der Mitgliedschaft<text:tab/>3</text:a></text:p>
          <text:p text:style-name="P8"><text:a xlink:type="simple" xlink:href="#__RefHeading__717_1045783943" text:style-name="Index_20_Link" text:visited-style-name="Index_20_Link">(III) Verlust der Mitgliedschaft<text:tab/>3</text:a></text:p>
          <text:p text:style-name="P8"><text:a xlink:type="simple" xlink:href="#__RefHeading__719_1045783943" text:style-name="Index_20_Link" text:visited-style-name="Index_20_Link">(IV) Mitgliedsbeiträge <text:tab/>3</text:a></text:p>
          <text:p text:style-name="P9"><text:a xlink:type="simple" xlink:href="#__RefHeading__721_1045783943" text:style-name="Index_20_Link" text:visited-style-name="Index_20_Link">§ 5 Rechte und Pflichten der Mitglieder<text:tab/>4</text:a></text:p>
          <text:p text:style-name="P9"><text:a xlink:type="simple" xlink:href="#__RefHeading__723_1045783943" text:style-name="Index_20_Link" text:visited-style-name="Index_20_Link">§ 6 Organe und Ordnungen<text:tab/>4</text:a></text:p>
          <text:p text:style-name="P9"><text:a xlink:type="simple" xlink:href="#__RefHeading__958_1295827656" text:style-name="Index_20_Link" text:visited-style-name="Index_20_Link">§ 7 Mitgliederversammlung<text:tab/>5</text:a></text:p>
          <text:p text:style-name="P8"><text:a xlink:type="simple" xlink:href="#__RefHeading__725_1045783943" text:style-name="Index_20_Link" text:visited-style-name="Index_20_Link">(I) Allgemeines und Aufgaben <text:tab/>5</text:a></text:p>
          <text:p text:style-name="P8"><text:a xlink:type="simple" xlink:href="#__RefHeading__727_1045783943" text:style-name="Index_20_Link" text:visited-style-name="Index_20_Link">(II) Einberufung<text:tab/>5</text:a></text:p>
          <text:p text:style-name="P8"><text:a xlink:type="simple" xlink:href="#__RefHeading__1328_480250958" text:style-name="Index_20_Link" text:visited-style-name="Index_20_Link">(III) Beschlussfassung und Stimmberechtigung<text:tab/>6</text:a></text:p>
          <text:p text:style-name="P8"><text:a xlink:type="simple" xlink:href="#__RefHeading__729_1045783943" text:style-name="Index_20_Link" text:visited-style-name="Index_20_Link">(IV) Versammlungsablauf<text:tab/>6</text:a></text:p>
          <text:p text:style-name="P9"><text:a xlink:type="simple" xlink:href="#__RefHeading__731_1045783943" text:style-name="Index_20_Link" text:visited-style-name="Index_20_Link">§ 8 Vorstand<text:tab/>7</text:a></text:p>
          <text:p text:style-name="P8"><text:a xlink:type="simple" xlink:href="#__RefHeading__733_1045783943" text:style-name="Index_20_Link" text:visited-style-name="Index_20_Link">(I) Bestellung <text:tab/>7</text:a></text:p>
          <text:p text:style-name="P8"><text:a xlink:type="simple" xlink:href="#__RefHeading__735_1045783943" text:style-name="Index_20_Link" text:visited-style-name="Index_20_Link">(II) Aufgaben, Befugnisse, Pflichten<text:tab/>7</text:a></text:p>
          <text:p text:style-name="P8"><text:a xlink:type="simple" xlink:href="#__RefHeading__737_1045783943" text:style-name="Index_20_Link" text:visited-style-name="Index_20_Link">(III) Jahresbericht<text:tab/>8</text:a></text:p>
          <text:p text:style-name="P9"><text:a xlink:type="simple" xlink:href="#__RefHeading__739_1045783943" text:style-name="Index_20_Link" text:visited-style-name="Index_20_Link">§ 9 Vereinsvermögen<text:tab/>8</text:a></text:p>
          <text:p text:style-name="P9"><text:a xlink:type="simple" xlink:href="#__RefHeading__693_964657701" text:style-name="Index_20_Link" text:visited-style-name="Index_20_Link">§ 10 Transparenz<text:tab/>9</text:a></text:p>
          <text:p text:style-name="P8"><text:a xlink:type="simple" xlink:href="#__RefHeading__923_778181131" text:style-name="Index_20_Link" text:visited-style-name="Index_20_Link">(I) Dokumentation<text:tab/>9</text:a></text:p>
          <text:p text:style-name="P8"><text:a xlink:type="simple" xlink:href="#__RefHeading__925_778181131" text:style-name="Index_20_Link" text:visited-style-name="Index_20_Link">(II) Interessenskonflikte<text:tab/>9</text:a></text:p>
          <text:p text:style-name="P9"><text:a xlink:type="simple" xlink:href="#__RefHeading__741_1045783943" text:style-name="Index_20_Link" text:visited-style-name="Index_20_Link">§ 11 Auflösung<text:tab/>10</text:a></text:p>
        </text:index-body>
      </text:table-of-content>
      <text:p text:style-name="Text_20_body"/>
      <text:h text:style-name="P7" text:outline-level="2"/>
      <text:list xml:id="list343144092112829720" text:style-name="WWNum1">
        <text:list-item>
          <text:list>
            <text:list-item>
              <text:p text:style-name="P46"><text:bookmark-start text:name="__RefHeading__703_1045783943"/>Präambel<text:bookmark-end text:name="__RefHeading__703_1045783943"/></text:p>
            </text:list-item>
          </text:list>
        </text:list-item>
      </text:list>
      <text:p text:style-name="P4">Die Gesundheit des Menschen ist ein Gut von unschätzbarem Wert für deren Erhaltung er sich mit all seinen Möglichkeiten einsetzen wird.</text:p>
      <text:p text:style-name="P4">Diese Erhaltung aber auch die Wiederherstellung und Förderung der Gesundheit ist eine herausfordernde Aufgabe, die den Menschen als Ganzes einbeziehen muss um nachhaltige Wirkung zu erzielen. Sie muss gutherzig sein, verständnisvoll, mitfühlend und durch den Wunsch motiviert, dem Menschen dieses ihm so wichtige Gut zu schützen.</text:p>
      <text:p text:style-name="P4">Eine Gesundheitsversorgung, die auf operativer Ebene durch Wettbewerbslogik mitbestimmt ist und die Unternehmenswertsteigerung als eines ihrer Ziele verfolgt, kann diese Aufgabe nicht zufriedenstellend lösen. Sie befindet sich im regelmäßigen Konflikt gegenläufiger Interessen zwischen Patient, Arzt und Anbieter von medizinischen Produkten und Leistungen. Aus diesem Grund benötigen wir Ansätze im System der Gesundheitsversorgung jenseits der Profit orientierten Ökonomien - Ansätze, die auf Wohlwollen und Vertrauen gegründet sind. </text:p>
      <text:p text:style-name="P4">Die zunehmende Popularität von Gemeinwohl orientierten Wirtschafts- und Lebensmodellen zeigt deutlich, dass mehr und mehr Menschen ebenfalls die Notwendigkeit sehen, weniger für Geld und mehr füreinander und ihre Umwelt da zu sein.</text:p>
      <text:p text:style-name="P4">Medizin als wissenschaftliche Disziplin der Diagnose, Behandlung und Vorbeugung von Krankheit fußt wie jede andere Wissenschaft auf empirischen Beobachtungen – sie benötigt Daten als Grundlage ihrer Evidenz. Es fehlt aber an Ansätze<text:span text:style-name="T34">n</text:span> die auf<text:span text:style-name="T4"> eine freie</text:span> Sammlung medizinischer Daten <text:span text:style-name="T37">abzielen und eine</text:span> Ableitung hilfreichen Wissens für Ärzte und Patienten <text:span text:style-name="T37">zulassen</text:span>. Hinzu kommt, dass die kommerzielle Nutzung medizinischer Daten sowohl die Kooperation von Medizinern erschwert als auch Patienten bei der Informationsbeschaffung behindert. <text:span text:style-name="T34">Hierdurch werden viele</text:span> Chancen zur Gesundheitsverbesserung verpasst werden.</text:p>
      <text:p text:style-name="P6">Die Open Medicine Initiative sieht ihre Aufgabe<text:span text:style-name="T35">n</text:span> darin, das Potenzial gemeinschaftlich denkender Menschen zu aktivieren, <text:span text:style-name="T36">um</text:span> <text:span text:style-name="T35">die Patientin/den Patient als autonome(n) Entscheidungsträger(In) in Gesundheitsfragen zu stärken (→ Patient Empowerment). Deshalb</text:span> wollen <text:span text:style-name="T34">wir </text:span>das medizinische Wissen von Fachleuten und Patienten mit moderner Datenverarbeitung kombinieren <text:span text:style-name="T34">und </text:span>eine Sammlung, Auswertung und Bereitstellung frei zugänglicher medizinischer Daten <text:span text:style-name="T34">verwirklichen</text:span>. <text:span text:style-name="T36">Wir setzen uns außerdem für einen offeneren, gemeinwohlorientierten Umgang mit medizinischen Daten ein. Mit unserer Arbeit möchten wir eine </text:span>Unterstützung sein für <text:span text:style-name="T37">mehr Transparenz und </text:span>eine besser informierte Anwendung der Medizin. </text:p>
      <text:p text:style-name="P5"/>
      <text:list xml:id="list131928622780208" text:continue-list="list343144092112829720" text:style-name="WWNum1">
        <text:list-item>
          <text:list>
            <text:list-item text:start-value="1">
              <text:h text:style-name="P15" text:outline-level="2" text:restart-numbering="true" text:start-value="-1"><text:bookmark-start text:name="__RefHeading__705_1045783943"/>§ 1 <text:span text:style-name="T5">Name, Eintragung, Sitz, Geschäftsjahr</text:span><text:bookmark-end text:name="__RefHeading__705_1045783943"/></text:h>
            </text:list-item>
          </text:list>
        </text:list-item>
      </text:list>
      <text:list xml:id="list6831308495399314406" text:style-name="WWNum2">
        <text:list-item>
          <text:p text:style-name="P30">Der Verein trägt den Namen <text:span text:style-name="T9">„Open Medicine Initiative“</text:span>. Nach Eintragung lautet der Name des Vereins „<text:span text:style-name="T10">Open Medicine </text:span><text:span text:style-name="T9">Initiative</text:span><text:span text:style-name="T10"> e.V.</text:span>“. </text:p>
        </text:list-item>
        <text:list-item>
          <text:p text:style-name="P30">Der Verein hat seinen Sitz in Berlin. Das Geschäftsjahr entspricht dem Kalenderjahr.</text:p>
        </text:list-item>
      </text:list>
      <text:list xml:id="list131928337907241" text:continue-list="list131928622780208" text:style-name="WWNum1">
        <text:list-item>
          <text:list>
            <text:list-item>
              <text:h text:style-name="P16" text:outline-level="2"><text:bookmark-start text:name="__RefHeading__1326_480250958"/>§ 2 Vereinszweck<text:bookmark-end text:name="__RefHeading__1326_480250958"/></text:h>
            </text:list-item>
          </text:list>
        </text:list-item>
      </text:list>
      <text:list xml:id="list131929291480764" text:continue-list="list6831308495399314406" text:style-name="WWNum2">
        <text:list-item text:start-value="1">
          <text:p text:style-name="P30"><text:span text:style-name="T11"><text:s/></text:span>Zweck<text:span text:style-name="T17">e</text:span> des Vereins <text:span text:style-name="T17">sind</text:span> </text:p>
          <text:list>
            <text:list-item>
              <text:p text:style-name="P30">die <text:span text:style-name="T16">Förderung von </text:span>Verbraucherberatung und Verbraucherschutz im Sinne von § 52 Abs. 2 Satz 1 Nr. 16 der Abgabenordnung insbesondere <text:span text:style-name="T17">die </text:span>gesundheitliche Information und Aufklärung von Verbrauchern,</text:p>
            </text:list-item>
            <text:list-item>
              <text:p text:style-name="P30"><text:span text:style-name="T16">die Förderung der Volksbildung im Sinne von § 52 Abs. 2 Satz 1 Nr. 7 der Abgabenordnung insbesondere die gemeinschaftliche</text:span> Sammlung, <text:span text:style-name="T17">Aufbereitung</text:span> und <text:span text:style-name="T17">kostenfreie</text:span> Bereitstellung medizinischer Daten und Fachwissens,</text:p>
            </text:list-item>
            <text:list-item>
              <text:p text:style-name="P30"><text:span text:style-name="T17">die Förderung des bürgerschaftlichen Engagements im Sinne von § 52 Abs. 2 Satz 1 Nr. 25 der Abgabenordnung insbesondere die Befähigung von</text:span> Menschen mit gesundheitlichen Problemen sich gegenseitig zu unterstützen und Selbsthilfe zu leisten.</text:p>
            </text:list-item>
          </text:list>
        </text:list-item>
        <text:list-item>
          <text:p text:style-name="P30"><text:span text:style-name="T17">Die Satzungszwecke werden verwirklicht insbesondere durch</text:span> </text:p>
          <text:list>
            <text:list-item>
              <text:p text:style-name="P30">Entwicklung und Betrieb einer kostenfreien, partizipativen Internetplattform zur</text:p>
              <text:list>
                <text:list-item>
                  <text:p text:style-name="P30">Bereitstellung medizinischer Daten und Statistiken für die Allgemeinheit,</text:p>
                </text:list-item>
                <text:list-item>
                  <text:p text:style-name="P30">Vernetzung von Patienten in digitalen Selbsthilfegruppen,</text:p>
                </text:list-item>
                <text:list-item>
                  <text:p text:style-name="P30">gemeinschaftlichen Entwicklung evidenzbasierten medizinischen Wissens.</text:p>
                </text:list-item>
              </text:list>
            </text:list-item>
            <text:list-item>
              <text:p text:style-name="P30">Förderung des Dialogs und der Kooperation von Patienten, Ärzten, Forschern und Akteuren im Gesundheitswesen bei der gemeinschaftlichen Entwicklung frei zugänglicher, medizinischer Wissensdatenbanken.</text:p>
            </text:list-item>
            <text:list-item>
              <text:p text:style-name="P30">Engagement für einen <text:span text:style-name="T12">gemeinwohlorientierten</text:span><text:span text:style-name="T11"> Umgang mit medizinischen Datensätzen</text:span> als ein wertvolles Gut zur Förderung der allgemeinen Gesundheit im Rahmen von Vorträgen und Öffentlichkeitsarbeit.</text:p>
            </text:list-item>
          </text:list>
        </text:list-item>
      </text:list>
      <text:list xml:id="list131928804244606" text:continue-list="list131928337907241" text:style-name="WWNum1">
        <text:list-item>
          <text:list>
            <text:list-item>
              <text:h text:style-name="P13" text:outline-level="2"><text:bookmark-start text:name="__RefHeading__709_1045783943"/><text:soft-page-break/>§ 3 <text:span text:style-name="T5">Selbstlosigkeit</text:span><text:bookmark-end text:name="__RefHeading__709_1045783943"/></text:h>
            </text:list-item>
          </text:list>
        </text:list-item>
      </text:list>
      <text:list xml:id="list687212759877811964" text:style-name="WWNum4">
        <text:list-item text:start-value="1">
          <text:p text:style-name="P29"><text:span text:style-name="T11">Der Verein verfolgt ausschließlich und unmittelbar gemeinnützige Zwecke im Sinne des Abschnitts "Steuerbegünstigte Zwecke" § 51 ff. AO und § 10b EstG. </text:span>Der Verein ist selbstlos tätig. Er verfolgt nicht in erster Linie eigenwirtschaftliche <text:span text:style-name="T18">Zwecke</text:span>. </text:p>
        </text:list-item>
        <text:list-item>
          <text:p text:style-name="P29">Die Mittel des Vereins dürfen nur für satzungsmä<text:span text:style-name="T33">ß</text:span>ige Zwecke verwendet werden. Keine Person darf durch Ausgaben, die den Zwecken des Vereins fremd sind, oder durch unverhältnismä<text:span text:style-name="T21">ß</text:span>ig hohe Vergütungen begünstigt werden.</text:p>
        </text:list-item>
        <text:list-item>
          <text:p text:style-name="P29">Die Mitglieder erhalten keine Zuwendungen aus Mitteln des Vereins. Die Mitglieder dürfen bei ihrem Ausscheiden oder bei Auflösung oder Aufhebung des Vereins keine Anteile des Vereinsvermögens erhalten.</text:p>
        </text:list-item>
        <text:list-item>
          <text:p text:style-name="P29">Aufwandsentschädigungen können im Rahmen der gesetzlichen Bestimmungen gezahlt werden. <text:s/></text:p>
        </text:list-item>
        <text:list-item>
          <text:p text:style-name="P29">Der Vorstand ist grundsätzlich ehrenamtlich tätig. Die Mitgliederversammlung kann eine jährliche, angemessene pauschale Tätigkeitsvergütung für Vorstandsmitglieder beschließen.</text:p>
        </text:list-item>
      </text:list>
      <text:list xml:id="list131928568929078" text:continue-list="list131928804244606" text:style-name="WWNum1">
        <text:list-item>
          <text:list>
            <text:list-item>
              <text:h text:style-name="P13" text:outline-level="2"><text:bookmark-start text:name="__RefHeading__711_1045783943"/>§ 4 Mitgliedschaft <text:bookmark-end text:name="__RefHeading__711_1045783943"/></text:h>
              <text:list>
                <text:list-item>
                  <text:h text:style-name="P11" text:outline-level="3"><text:bookmark-start text:name="__RefHeading__713_1045783943"/>(I) Allgemeines<text:bookmark-end text:name="__RefHeading__713_1045783943"/></text:h>
                </text:list-item>
              </text:list>
            </text:list-item>
          </text:list>
        </text:list-item>
      </text:list>
      <text:list xml:id="list3869643009357320501" text:style-name="WWNum5">
        <text:list-item>
          <text:p text:style-name="P38">Vereinsmitglied können natürliche Personen ab Erreichen der Volljährigkeit sowie juristische Personen werden. </text:p>
        </text:list-item>
        <text:list-item>
          <text:p text:style-name="P38">Der Verein besteht aus ordentlichen Mitgliedern, Fördermitgliedern und Ehrenmitgliedern.</text:p>
        </text:list-item>
        <text:list-item>
          <text:p text:style-name="P38">Ordentliches Mitglied kann jede natürliche Person werden, die im Verein oder einem von ihm geförderten Projekt aktiv mitarbeiten möchte. </text:p>
        </text:list-item>
        <text:list-item>
          <text:p text:style-name="P38">Fördermitglied kann jede natürliche oder juristische Person werden, die sich nicht aktiv <text:span text:style-name="T21">an der Vereinsarbeit beteiligen</text:span>, jedoch die Ziele und den Zweck des Vereins <text:span text:style-name="T21">finanziell</text:span> unterstützen möchte.</text:p>
        </text:list-item>
        <text:list-item>
          <text:p text:style-name="P38">Zum Ehrenmitglied können natürliche Personen ernannt werden, die sich in besonderer Weise um den Verein verdient gemacht haben. Hierfür ist ein Beschluss der Mitgliederversammlung erforderlich. Ehrenmitglieder haben alle Rechte eines ordentlichen Mitglieds. Sie sind von Beitragsleistungen befreit.</text:p>
        </text:list-item>
      </text:list>
      <text:list xml:id="list131928600618031" text:continue-list="list131928568929078" text:style-name="WWNum1">
        <text:list-item>
          <text:list>
            <text:list-item>
              <text:list>
                <text:list-item>
                  <text:h text:style-name="P11" text:outline-level="3"><text:bookmark-start text:name="__RefHeading__715_1045783943"/><text:soft-page-break/>(II) Erwerb der Mitgliedschaft<text:bookmark-end text:name="__RefHeading__715_1045783943"/></text:h>
                </text:list-item>
              </text:list>
            </text:list-item>
          </text:list>
        </text:list-item>
      </text:list>
      <text:list xml:id="list5495948600397747350" text:style-name="WWNum6">
        <text:list-item>
          <text:p text:style-name="P19">Die Gründer sind ordentliche Mitglieder des Vereins. Über die Aufnahme weiterer Mitglieder entscheidet der Vorstand <text:span text:style-name="T20">nach </text:span>Antrag.</text:p>
        </text:list-item>
      </text:list>
      <text:list xml:id="list7102341000242198775" text:style-name="WWNum7">
        <text:list-item>
          <text:p text:style-name="P39">Der Beitrittsantrag erfolgt in Textform gegenüber dem Vorstand. Gültige Anträge enthalten die Anerkennung der Vereinssatzung inkl. aller Ordnungen, die sich der Verein gegeben hat, sowie die für die Mitgliedsverwaltung notwendigen Adress- und Zahlungsdaten. Ein Aufnahmeanspruch besteht nicht. Eine Ablehnung durch den Vorstand muss den Mitgliedern unter Angabe des Grundes unverzüglich mitgeteilt werden.</text:p>
        </text:list-item>
      </text:list>
      <text:list xml:id="list131927910913161" text:continue-list="list131928600618031" text:style-name="WWNum1">
        <text:list-item>
          <text:list>
            <text:list-item>
              <text:list>
                <text:list-item>
                  <text:h text:style-name="P11" text:outline-level="3"><text:bookmark-start text:name="__RefHeading__717_1045783943"/>(III) Verlust der Mitgliedschaft<text:bookmark-end text:name="__RefHeading__717_1045783943"/></text:h>
                </text:list-item>
              </text:list>
            </text:list-item>
          </text:list>
        </text:list-item>
      </text:list>
      <text:list xml:id="list1678984025581845529" text:style-name="WWNum8">
        <text:list-item>
          <text:p text:style-name="P20">Die Mitgliedschaft endet durch Austritt, durch Tod von natürlichen Personen oder durch Auflösung und Erlöschung von juristischen Personen oder durch Ausschluss. </text:p>
        </text:list-item>
        <text:list-item>
          <text:p text:style-name="P20">Der Austritt aus dem Verein ist zum Ende eines jeden Quartals möglich. Er erfolgt durch Erklärung in Textform gegenüber eines Mitglieds des Vorstands unter Einhaltung einer Kündigungsfrist von zwei Wochen. Der Austritt wird zum Ende des Quartals wirksam, in dem der er erklärt wird.</text:p>
        </text:list-item>
        <text:list-item>
          <text:p text:style-name="P20">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20">Gegen den Beschluss des Vorstandes ist die Anrufung der Mitgliederversammlung zulässig. Die Anrufung muss innerhalb einer Frist von vier Wochen ab Zugang des Ausschlie<text:span text:style-name="T20">ß</text:span>ungsbeschlusses schriftlich beim Vorstand eingelegt werden. Bis zum Beschluss der Mitgliederversammlung ruht die Mitgliedschaft. Erfolgt keine Anrufung <text:span text:style-name="T20">während der</text:span> Anrufungsfrist, gilt die Mitgliedschaft als beendet. Über den Einspruch gegen Ausschluß entscheidet die Mitgliederversammlung endgültig.</text:p>
        </text:list-item>
        <text:list-item>
          <text:p text:style-name="P20">Rückstände in der Beitragszahlung können durch Vorstandsbeschlu<text:span text:style-name="T20">ss</text:span> zu einem Ausschluss des Mitglieds führen. Näheres regelt die Beitragsordnung.</text:p>
        </text:list-item>
      </text:list>
      <text:list xml:id="list131929004749971" text:continue-list="list131927910913161" text:style-name="WWNum1">
        <text:list-item>
          <text:list>
            <text:list-item>
              <text:list>
                <text:list-item>
                  <text:h text:style-name="P11" text:outline-level="3"><text:bookmark-start text:name="__RefHeading__719_1045783943"/>(IV) Mitgliedsbeiträge <text:bookmark-end text:name="__RefHeading__719_1045783943"/></text:h>
                </text:list-item>
              </text:list>
            </text:list-item>
          </text:list>
        </text:list-item>
      </text:list>
      <text:list xml:id="list353388318049778219" text:style-name="WWNum9">
        <text:list-item>
          <text:p text:style-name="P43">Es werden Geldbeiträge als regelmäßige Mitgliedsbeiträge erhoben. Näheres regelt die Beitragsordnung.</text:p>
        </text:list-item>
        <text:list-item>
          <text:p text:style-name="P21">Bei Beendigung der Mitgliedschaft regelt die Beitragsordnung, wie mit bereits gezahlten Beiträgen zu verfahren ist.</text:p>
        </text:list-item>
      </text:list>
      <text:list xml:id="list131927975754843" text:continue-list="list131929004749971" text:style-name="WWNum1">
        <text:list-item>
          <text:list>
            <text:list-item>
              <text:h text:style-name="P13" text:outline-level="2"><text:bookmark-start text:name="__RefHeading__721_1045783943"/><text:soft-page-break/>§ 5 Rechte und Pflichten der Mitglieder<text:bookmark-end text:name="__RefHeading__721_1045783943"/></text:h>
            </text:list-item>
          </text:list>
        </text:list-item>
      </text:list>
      <text:list xml:id="list912204136292452437" text:style-name="WWNum10">
        <text:list-item>
          <text:p text:style-name="P41">Die Mitglieder sind verpflichtet, die satzungsgemässen Zwecke des Vereins zu unterstützen und zu fördern, sowie die laut gültiger Beitragsordnung zu leistende Zuwendung pünktlich zu zahlen.</text:p>
        </text:list-item>
        <text:list-item>
          <text:p text:style-name="P40"><text:span text:style-name="T21">Stimmberechtigte Mitglieder verpflichten sich regelmäßig an Abstimmungen</text:span> </text:p>
        </text:list-item>
        <text:list-item>
          <text:p text:style-name="P42">Jedem Mitglied ist zu Beginn der Mitgliedschaft eine Kopie dieser Satzung sowie aller beschlossenen Ordnungen, in schriftlicher oder digitaler Form, auszuhändigen.</text:p>
        </text:list-item>
        <text:list-item>
          <text:p text:style-name="P42"><text:span text:style-name="T19">Alle </text:span>Mitglieder haben das Recht Anträge an die Mitgliederversammlung zu stellen<text:span text:style-name="T19">.</text:span> Die Mitglieder werden schriftlich oder per E-Mail über einen Antrag informiert. </text:p>
        </text:list-item>
        <text:list-item>
          <text:p text:style-name="P22">Einem Antrag zur <text:span text:style-name="T19">Einberufung</text:span> ist nachzukommen, sofern er durch <text:span text:style-name="T8">sämtliche</text:span><text:span text:style-name="T6"> Vorstandsmitglieder</text:span> oder von <text:span text:style-name="T6">mindestens zwanzig Prozent aller Mitglieder</text:span> unterstützt wird. Mitglieder geben ihre Unterstützung schriftlich, per E-Mail oder über ein geeignetes Onlineverfahren bekannt.</text:p>
        </text:list-item>
        <text:list-item>
          <text:p text:style-name="P22">Anträge die innerhalb einer Frist von vier Wochen keine ausreichende Unterstützung finden gelten als abgelehnt. Für das Werben um Unterstützung für einen Antrag sind die Mitglieder selbst verantwortlich. </text:p>
        </text:list-item>
        <text:list-item>
          <text:p text:style-name="P22">Die Einberufung einer außerordentlichen Mitgliederversammlung für ausreichend unterstützte Anträge muss innerhalb einer Frist von <text:span text:style-name="T21">zwei</text:span> Wochen nach Feststellung der Stimmenanteile stattfinden.</text:p>
        </text:list-item>
      </text:list>
      <text:list xml:id="list131928073385193" text:continue-list="list131927975754843" text:style-name="WWNum1">
        <text:list-item>
          <text:list>
            <text:list-item>
              <text:h text:style-name="P13" text:outline-level="2"><text:bookmark-start text:name="__RefHeading__723_1045783943"/>§ 6 Organe und Ordnungen<text:bookmark-end text:name="__RefHeading__723_1045783943"/></text:h>
            </text:list-item>
          </text:list>
        </text:list-item>
      </text:list>
      <text:list xml:id="list6799742918004733241" text:style-name="WWNum12">
        <text:list-item>
          <text:p text:style-name="P31"><text:span text:style-name="T11">Organe des Vereins </text:span>sind die Mitgliederversammlung und der Vorstand.</text:p>
        </text:list-item>
        <text:list-item>
          <text:p text:style-name="P31">Neben dieser Satzung kann sich der Verein die folgenden Ordnungen geben in denen weitere Regelungen als Ergänzung zu dieser Satzung beschlossen sind:</text:p>
          <text:list>
            <text:list-item>
              <text:p text:style-name="P31">Die Beitragsordnung regelt Details zu den Beitragspflichten aller Mitglieder und wird von der Mitgliederversammlung beschlossen</text:p>
            </text:list-item>
            <text:list-item>
              <text:p text:style-name="P31">Die allgemeine Geschäftsordnung regelt Details zu vereinsinternen Prozessen und Dokumenten und wird von der Mitgliederversammlung beschlossen.</text:p>
            </text:list-item>
          </text:list>
        </text:list-item>
        <text:list-item>
          <text:p text:style-name="P31">Jedes Organ des Vereins ist berechtigt sich weitere Ordnungen zu geben.</text:p>
        </text:list-item>
      </text:list>
      <text:list xml:id="list131928156541438" text:continue-list="list131928073385193" text:style-name="WWNum1">
        <text:list-item>
          <text:list>
            <text:list-item>
              <text:h text:style-name="P13" text:outline-level="2"><text:bookmark-start text:name="__RefHeading__958_1295827656"/><text:soft-page-break/>§ 7 Mitgliederversammlung<text:bookmark-end text:name="__RefHeading__958_1295827656"/></text:h>
              <text:list>
                <text:list-item>
                  <text:h text:style-name="P11" text:outline-level="3"><text:bookmark-start text:name="__RefHeading__725_1045783943"/>(I) Allgemeines und Aufgaben <text:bookmark-end text:name="__RefHeading__725_1045783943"/></text:h>
                </text:list-item>
              </text:list>
            </text:list-item>
          </text:list>
        </text:list-item>
      </text:list>
      <text:list xml:id="list5698308198981925881" text:style-name="WWNum13">
        <text:list-item>
          <text:p text:style-name="P32">Oberstes Organ des Vereins ist die Mitgliederversammlung. Es gibt ordentliche und außerordentliche Versammlungen. Außerordentliche Versammlungen können real (physische Anwesenheit) oder virtuell (Onlineverfahren) abgehalten werden. <text:s/></text:p>
        </text:list-item>
        <text:list-item>
          <text:p text:style-name="P32">Die Mitgliederversammlung hat über grundsätzliche Fragen und Angelegenheiten des Vereins zu beschließen. Sie hat insbesondere folgende Aufgaben: </text:p>
        </text:list-item>
      </text:list>
      <text:list xml:id="list3188299919689103264" text:style-name="WWNum14">
        <text:list-item>
          <text:list>
            <text:list-item>
              <text:p text:style-name="P23">Beschlussfassung über Abstimmungsgegenstände (Tagesordnung),</text:p>
            </text:list-item>
            <text:list-item>
              <text:p text:style-name="P23">Die Entlastung des Vorstandes sowie Wahl der einzelnen Vorstandsmitglieder, </text:p>
            </text:list-item>
            <text:list-item>
              <text:p text:style-name="P23">Den Jahresbericht vom Vorstand zu beraten und zu <text:span text:style-name="T15">beschließen</text:span>,</text:p>
            </text:list-item>
            <text:list-item>
              <text:p text:style-name="P23">Über Satzungsänderungen sowie die Auflösung des Vereins zu beschließen, </text:p>
            </text:list-item>
            <text:list-item>
              <text:p text:style-name="P23">Über Änderungen der <text:span text:style-name="T22">ihr obliegenden Vereinsordnungen</text:span> zu beschließen,</text:p>
            </text:list-item>
            <text:list-item>
              <text:p text:style-name="P23">Die Ernennung von Ehrenmitgliedern.</text:p>
            </text:list-item>
          </text:list>
        </text:list-item>
      </text:list>
      <text:list xml:id="list131927905746724" text:continue-list="list131928156541438" text:style-name="WWNum1">
        <text:list-item>
          <text:list>
            <text:list-item>
              <text:list>
                <text:list-item>
                  <text:h text:style-name="P11" text:outline-level="3"><text:bookmark-start text:name="__RefHeading__727_1045783943"/>(II) Einberufung<text:bookmark-end text:name="__RefHeading__727_1045783943"/></text:h>
                </text:list-item>
              </text:list>
            </text:list-item>
          </text:list>
        </text:list-item>
      </text:list>
      <text:list xml:id="list8547965377281577972" text:style-name="WWNum21">
        <text:list-item>
          <text:p text:style-name="P33">Die ordentliche Mitgliederversammlung ist einmal jährlich zu berufen. </text:p>
        </text:list-item>
        <text:list-item>
          <text:p text:style-name="P33">Außerordentliche Mitgliederversammlungen werden auf Beschluss des Vorstandes abgehalten, wenn die Interessen des Vereins dies erfordern. Außerordentliche Versammlungen sind ebenfalls abzuhalten, wenn <text:span text:style-name="T31">dies durch die Mitglieder gemäß</text:span> <text:bookmark-ref text:reference-format="text" text:ref-name="__RefHeading__721_1045783943">§ 5 Rechte und Pflichten der Mitglieder</text:bookmark-ref> <text:span text:style-name="T31">beantragt wird</text:span>.</text:p>
        </text:list-item>
        <text:list-item>
          <text:p text:style-name="P33">Die Mitgliederversammlung ist vom Vorstand unter Einhaltung einer Frist von vier Wochen einzuberufen. Die Einberufung erfolgt schriftlich oder per E-Mail und <text:span text:style-name="T31">enthält</text:span> die <text:span text:style-name="T31">Abstimmungsgegenstände</text:span> (Tagesordnung), <text:span text:style-name="T32">das Versammlungsdatum, sowie Angaben zum Amt der Versammlungsleitung und Protokollführung</text:span>.</text:p>
        </text:list-item>
        <text:list-item>
          <text:p text:style-name="P33">Außerordentliche Versammlungen werden i.d.R. im Onlineverfahren abgehalten. Ein zusätzlicher Antrag die Versammlung physisch abzuhalten kann bis zu einer Frist von einer Woche vor dem anberaumten Versammlungstermin ebenfalls im Onlineverfahren gestellt werden. Erhält dieser Antrag die Unterstützung der <text:span text:style-name="T6">einfachen Mehrheit</text:span> muss eine physische Versammlung für den Abstimmungs<text:span text:style-name="T24">- </text:span>gegenstand einberufen werden. Hierdurch wird der Versammlungstermin gemäß <text:span text:style-name="T13">§7 (II) 3</text:span> neu festgelegt. Eine Abstimmung im Onlineverfahren ist dann für den betroffenen Abstimmungsgegenstand nicht mehr zulässig.</text:p>
        </text:list-item>
      </text:list>
      <text:list xml:id="list131928463143295" text:continue-list="list131927905746724" text:style-name="WWNum1">
        <text:list-item>
          <text:list>
            <text:list-item>
              <text:list>
                <text:list-item>
                  <text:h text:style-name="P12" text:outline-level="3"><text:bookmark-start text:name="__RefHeading__1328_480250958"/><text:soft-page-break/>(III) <text:span text:style-name="T28">Wahlen, </text:span>Beschlussfassung und Stimmberechtigung<text:bookmark-end text:name="__RefHeading__1328_480250958"/></text:h>
                </text:list-item>
              </text:list>
            </text:list-item>
          </text:list>
        </text:list-item>
      </text:list>
      <text:list xml:id="list131928262463257" text:continue-list="list8547965377281577972" text:style-name="WWNum21">
        <text:list-item text:start-value="1">
          <text:p text:style-name="P33">Die ordnungsgemäß einberufene Versammlung ist beschlussfähig, sofern die Anzahl der teilnehmenden stimmberechtigten Mitglieder die doppelte Anzahl der Vorstandsmitglieder überschreitet.</text:p>
        </text:list-item>
        <text:list-item>
          <text:p text:style-name="P33"><text:span text:style-name="T23">Ordentliche und Ehrentm</text:span>itglied<text:span text:style-name="T23">er</text:span> <text:span text:style-name="T23">sind stimmberechtigt mit jeweils einer Stimme</text:span>. Juristische Personen haben einen Stimmberechtigten schriftlich zu bestellen. </text:p>
        </text:list-item>
        <text:list-item>
          <text:p text:style-name="P33">Vollmachten oder Stimmboten sind für natürliche Personen nicht zugelassen. </text:p>
        </text:list-item>
        <text:list-item>
          <text:p text:style-name="P33">Soweit keine anderen Mehrheiten gesetzlich oder in dieser Satzung vorgeschrieben sind, genügt für die Beschlussfassung die <text:span text:style-name="T6">Zweidrittelmehrheit</text:span> der abgegebenen Stimmen. Stimmenenthaltungen gelten als nicht abgegebene Stimme. <text:s/></text:p>
        </text:list-item>
        <text:list-item>
          <text:p text:style-name="P33">Beschlüsse über Satzungsänderungen und über die Auflösung des Vereins bedürfen zu ihrer Rechtswirksamkeit der <text:span text:style-name="T6">Dreiviertelmehrheit</text:span> der anwesenden Mitglieder.</text:p>
        </text:list-item>
        <text:list-item>
          <text:p text:style-name="P33">Wahlen sind <text:span text:style-name="T29">stets</text:span> geheim durchzuführen. <text:span text:style-name="T28">Weitere Details zum Wahlverfahren können in der Geschäftsordnung geregelt werden.</text:span></text:p>
        </text:list-item>
        <text:list-item>
          <text:p text:style-name="P33">Beschlüsse und Wahlergebnisse sind von einem Mitglied des Vorstands zu unterzeichnen.</text:p>
        </text:list-item>
      </text:list>
      <text:list xml:id="list131929270473051" text:continue-list="list131928463143295" text:style-name="WWNum1">
        <text:list-item>
          <text:list>
            <text:list-item>
              <text:list>
                <text:list-item>
                  <text:h text:style-name="P11" text:outline-level="3"><text:bookmark-start text:name="__RefHeading__729_1045783943"/>(IV) Versammlungsablauf<text:bookmark-end text:name="__RefHeading__729_1045783943"/></text:h>
                </text:list-item>
              </text:list>
            </text:list-item>
          </text:list>
        </text:list-item>
      </text:list>
      <text:list xml:id="list6061201855858653189" text:style-name="WWNum23">
        <text:list-item>
          <text:p text:style-name="P34">Jede Versammlung benötigt für den ordungsgemäßen Ablauf die Anwesenheit einer Versammlungsleitung <text:span text:style-name="T30">sowie</text:span> Protokollführung. <text:span text:style-name="T30">Die ausführenden Personen sind bei der Einberufung zu benennen. Bei virtuellen Versammlungen können beide Funktionen durch dieselbe Person ausgeübt werden.</text:span></text:p>
        </text:list-item>
        <text:list-item>
          <text:p text:style-name="P34">Der Versammlung<text:span text:style-name="T19">sablauf</text:span>, <text:span text:style-name="T19">insbesondere Abstimmungen</text:span> und Wahlen müssen in nachvollziehbarer Form dokumentiert werden. Die Dokumentation muss innerhalb einer Frist von vier Wochen veröffentlicht werden.</text:p>
        </text:list-item>
        <text:list-item>
          <text:p text:style-name="P34">Im Onlineverfahren versammeln sich die Mitglieder virtuell mittels geeigneter <text:span text:style-name="T27">netzwerk</text:span>basierter Technologien. Das Onlineverfahren ist nur den stimmberechtigten Mitgliedern mit ihren persönlichen Legitimationsdaten zugänglich. Die online Beschlussfassung über Abstimmungsgegenstände darf nur für einen begrenzten Zeitraum <text:span text:style-name="T4">von maximal drei Stunden</text:span> möglich sein. Alle Mitglieder sind verpflichtet, sämtliche Legitimationsdaten für das Verfahren geheim zu halten.</text:p>
        </text:list-item>
      </text:list>
      <text:list xml:id="list131928604113764" text:continue-list="list131929270473051" text:style-name="WWNum1">
        <text:list-item>
          <text:list>
            <text:list-item>
              <text:h text:style-name="P13" text:outline-level="2"><text:bookmark-start text:name="__RefHeading__731_1045783943"/><text:soft-page-break/>§ 8 Vorstand<text:bookmark-end text:name="__RefHeading__731_1045783943"/></text:h>
              <text:list>
                <text:list-item>
                  <text:h text:style-name="P11" text:outline-level="3"><text:bookmark-start text:name="__RefHeading__733_1045783943"/>(I) Bestellung <text:bookmark-end text:name="__RefHeading__733_1045783943"/></text:h>
                </text:list-item>
              </text:list>
            </text:list-item>
          </text:list>
        </text:list-item>
      </text:list>
      <text:list xml:id="list6502076023837351527" text:style-name="WWNum15">
        <text:list-item>
          <text:p text:style-name="P35">Der Vorstand im Sinne des § 26 BGB besteht aus mindestens einer Person und deren Stellvertretung. Die Mitgliederversammlung kann bis zu sieben weitere Personen zum Vorstand bestellen. In den Vorstand dürfen nur natürliche Personen gewählt werden die Mitglieder des Vereins sind. </text:p>
        </text:list-item>
        <text:list-item>
          <text:p text:style-name="P35">Die Vorstandsmitglieder werden <text:span text:style-name="T25">von der Mitgliederversammlung für </text:span>die Dauer von zwei Jahren <text:span text:style-name="T25">gewählt</text:span>. Sie bleiben jedoch auch darüber hinaus bis zur Neuwahl des Vorstands im Amt. Die wiederholte Bestellung ist zulässig.</text:p>
        </text:list-item>
      </text:list>
      <text:list xml:id="list131928709529395" text:continue-list="list131928604113764" text:style-name="WWNum1">
        <text:list-item>
          <text:list>
            <text:list-item>
              <text:list>
                <text:list-item>
                  <text:h text:style-name="P11" text:outline-level="3"><text:bookmark-start text:name="__RefHeading__735_1045783943"/>(II) Aufgaben, Befugnisse, <text:span text:style-name="T26">Beschlussfassung</text:span><text:bookmark-end text:name="__RefHeading__735_1045783943"/></text:h>
                </text:list-item>
              </text:list>
            </text:list-item>
          </text:list>
        </text:list-item>
      </text:list>
      <text:list xml:id="list1278507634239266834" text:style-name="WWNum24">
        <text:list-item>
          <text:p text:style-name="P36">Der Vorstand führt die laufenden Geschäfte des Vereins. Ihm obliegt die Verwaltung des Vereinsvermögens sowie die Ausführung der Vereinsbeschlüsse. <text:span text:style-name="T26">Er fasst seine Beschlüsse </text:span><text:span text:style-name="T7">einstimmig</text:span><text:span text:style-name="T26">.</text:span></text:p>
        </text:list-item>
        <text:list-item>
          <text:p text:style-name="P36">Der Vorstand erstellt den Jahresbericht und legt ihn der Mitgliederversammlung zur Beratung und Genehmigung vor. Der Vorstand erstellt und veröffentlicht die Finanzberichte.</text:p>
        </text:list-item>
        <text:list-item>
          <text:p text:style-name="P36">Der Vorstand nimmt folgende Anträge zur Bearbeitung und Genehmigung entgegen:</text:p>
          <text:list>
            <text:list-item>
              <text:p text:style-name="P36">Anträge auf Mitgliedschaft</text:p>
            </text:list-item>
            <text:list-item>
              <text:p text:style-name="P36">Anträge zur Offenlegung nicht veröffentlichter Informationen zur Vereinsaktivität bzw. seiner finanziellen oder personellen Situation</text:p>
            </text:list-item>
          </text:list>
        </text:list-item>
        <text:list-item>
          <text:p text:style-name="P36">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36">Jedes Vorstandsmitglied ist alleinvertretungsberechtigt im Sinne des § 26, BGB bei Rechtsgeschäften von bis zu 1500 €. Gesamtvertretung gilt bei Rechtsgeschäften von mehr als 1500 €, Einstellungen und Entlassungen von Angestellten, gerichtlichen Vertretungen und Anzeigen sowie bei Aufnahme von Krediten.</text:p>
        </text:list-item>
        <text:list-item>
          <text:p text:style-name="P44">Bei der Wahl/Abberufung sowie der Entlastung des Vorstands haben die Mitglieder des Vorstands kein Stimmrecht.</text:p>
        </text:list-item>
      </text:list>
      <text:list xml:id="list131928354638693" text:continue-list="list131928709529395" text:style-name="WWNum1">
        <text:list-item>
          <text:list>
            <text:list-item>
              <text:list>
                <text:list-item>
                  <text:h text:style-name="P11" text:outline-level="3"><text:bookmark-start text:name="__RefHeading__737_1045783943"/><text:soft-page-break/>(III) Jahresbericht<text:bookmark-end text:name="__RefHeading__737_1045783943"/></text:h>
                </text:list-item>
              </text:list>
            </text:list-item>
          </text:list>
        </text:list-item>
      </text:list>
      <text:list xml:id="list5762593603102155188" text:style-name="WWNum16">
        <text:list-item>
          <text:p text:style-name="P24">Nach Ablauf des Geschäftsjahres ist <text:span text:style-name="T25">vom Vorstand </text:span>ein Jahresbericht zu erstellen. Der jeweils aktuelle Jahresbericht muss bei Einberufung der ordentlichen Mitgliederversammlung vorliegen.</text:p>
        </text:list-item>
        <text:list-item>
          <text:p text:style-name="P24">Der Bericht enthält eine Übersicht zu den Vereinsaktivitäten der Berichtsperiode sowie zur finanziellen Situation zum Abschluß des Geschäftsjahres.</text:p>
        </text:list-item>
        <text:list-item>
          <text:p text:style-name="P24">Er muss frei zugänglich veröffentlicht werden.</text:p>
        </text:list-item>
        <text:list-item>
          <text:p text:style-name="P24">Weitere Regelungen können in der Geschäftsordnung beschlossen werden.</text:p>
        </text:list-item>
      </text:list>
      <text:list xml:id="list131928380953352" text:continue-list="list131928354638693" text:style-name="WWNum1">
        <text:list-item>
          <text:list>
            <text:list-item>
              <text:h text:style-name="P13" text:outline-level="2"><text:bookmark-start text:name="__RefHeading__739_1045783943"/>§ 9 Vereinsvermögen<text:bookmark-end text:name="__RefHeading__739_1045783943"/></text:h>
            </text:list-item>
          </text:list>
        </text:list-item>
      </text:list>
      <text:list xml:id="list5535430969929201480" text:style-name="WWNum17">
        <text:list-item>
          <text:p text:style-name="P25">Die Mittel zur Erfüllung seiner Aufgaben erhält der Verein in erster Linie durch Mitgliederentgelte, Spenden und sonstigen Zuwendungen.</text:p>
        </text:list-item>
        <text:list-item>
          <text:p text:style-name="P25">An die dem Verein zur Verfügung gestellten Mittel dürfen keine Bedingungen geknüpft sein, die sich nicht auch aus den Regelungen der Satzung ergeben<text:span text:style-name="T11">.</text:span> Dies betrifft insbesondere etwaige Mitbestimmungsrechte oder Vorgaben zur (Nicht-)Nutzung bzw. Bevorzugung bestimmer Technologien, Produkte, Dienstleistungen und/oder Hersteller. Zusätzliche Berichtspflichten sind ebenfalls zulässig, sofern der zu betreibende Aufwand in angemessenem Verhältnis zum Wert der Mittel steht. </text:p>
        </text:list-item>
        <text:list-item>
          <text:p text:style-name="P26">Beiträge und Umlagen werden von der Mitgliederversammlung in einer Beitragsordnung festgelegt.</text:p>
        </text:list-item>
        <text:list-item>
          <text:p text:style-name="P25">Dokumentations der Finanzflüsse folgt den Regelungen aus <text:bookmark-ref text:reference-format="text" text:ref-name="__RefHeading__693_964657701">§ 10 Transparenz</text:bookmark-ref> <text:bookmark-ref text:reference-format="text" text:ref-name="__RefHeading__923_778181131">(I) Dokumentation</text:bookmark-ref>.</text:p>
        </text:list-item>
        <text:list-item>
          <text:p text:style-name="P25">Pro Quartal wird ein Finanzbericht zum Ende der Berichtsperiode erstellt. Der Bericht muss <text:span text:style-name="T4">die finanzielle Situation klar und in verständlicher Sprache darstellen.</text:span></text:p>
        </text:list-item>
      </text:list>
      <text:h text:style-name="P14" text:outline-level="2"/>
      <text:list xml:id="list131928015822343" text:continue-list="list131928380953352" text:style-name="WWNum1">
        <text:list-item>
          <text:list>
            <text:list-item>
              <text:h text:style-name="P18" text:outline-level="2"><text:bookmark-start text:name="__RefHeading__693_964657701"/>§ 10 Transparenz<text:bookmark-end text:name="__RefHeading__693_964657701"/></text:h>
              <text:list>
                <text:list-item>
                  <text:h text:style-name="P11" text:outline-level="3"><text:bookmark-start text:name="__RefHeading__923_778181131"/>(I) Dokumentation<text:bookmark-end text:name="__RefHeading__923_778181131"/></text:h>
                </text:list-item>
              </text:list>
            </text:list-item>
          </text:list>
        </text:list-item>
      </text:list>
      <text:list xml:id="list6624445681228328555" text:style-name="WWNum25">
        <text:list-item>
          <text:p text:style-name="P27">Die Nachvollziehbarkeit aller Beschlüsse und Vereinsaktivitäten muss stets gewährleistet sein.</text:p>
        </text:list-item>
        <text:list-item>
          <text:p text:style-name="P27">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die Finanzberichte sowie Sitzungsprotokolle und Ergebnisse von Beschlüssen und Wahlen. </text:p>
        </text:list-item>
        <text:list-item>
          <text:p text:style-name="P27"><text:bookmark-start text:name="__RefHeading__695_964657701"/>Anfragen durch Mitglieder und anderen Personen nach Informationen zu Vereinsaktivitäten bzw. der finanziellen oder personellen Vereinssituatio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45">Der Vorstand ist verpflichtet auf <text:span text:style-name="T14">Beschluss</text:span> der Mitgliederversammlung Details zu seinen Aktivitäten offenzulegen.</text:p>
        </text:list-item>
      </text:list>
      <text:list xml:id="list131928707084521" text:continue-list="list131928015822343" text:style-name="WWNum1">
        <text:list-item>
          <text:list>
            <text:list-item>
              <text:list>
                <text:list-item>
                  <text:h text:style-name="P11" text:outline-level="3"><text:bookmark-start text:name="__RefHeading__925_778181131"/>(II) Interessenskonflikte<text:bookmark-end text:name="__RefHeading__925_778181131"/></text:h>
                </text:list-item>
              </text:list>
            </text:list-item>
          </text:list>
        </text:list-item>
      </text:list>
      <text:list xml:id="list5872265267365323379" text:style-name="WWNum19">
        <text:list-item>
          <text:p text:style-name="P28">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zulegen.</text:p>
        </text:list-item>
        <text:list-item>
          <text:p text:style-name="P28">Welche Personenkreise konkret von diesen Regelungen betroffen sind, regelt die Geschäftsordnung. Der Umgang mit angenommenen Interessenskonflikten ist ebenfalls in der Geschäftsordnung geregelt.</text:p>
        </text:list-item>
      </text:list>
      <text:list xml:id="list131929781917498" text:continue-list="list131928707084521" text:style-name="WWNum1">
        <text:list-item>
          <text:list>
            <text:list-item>
              <text:h text:style-name="P17" text:outline-level="2"/>
            </text:list-item>
            <text:list-item>
              <text:h text:style-name="P18" text:outline-level="2"><text:bookmark-start text:name="__RefHeading__741_1045783943"/>§ 11 Auflösung<text:bookmark-end text:name="__RefHeading__741_1045783943"/></text:h>
            </text:list-item>
          </text:list>
        </text:list-item>
      </text:list>
      <text:list xml:id="list6146227509575096308" text:style-name="WWNum20">
        <text:list-item>
          <text:p text:style-name="P37"><text:span text:style-name="T18">Bei Auflösung oder Aufhebung des Vereins oder bei Wegfall steuerbegünstigter Zwecke fällt das Vermögen des Vereins</text:span> a<text:span text:style-name="T18">an eine juristische Person des öffentlichen Rechts oder eine andere steuerbegünstigte Körperschaft zwecks Verwendung für</text:span> die <text:span text:style-name="T16">Förderung von </text:span>Verbraucherberatung und Verbraucherschutz im Sinne von § 52 Abs. 2 Satz 1 Nr. 16 der Abgabenordnung. Den Empfänger bestimmt die Mitgliederversammlung zugleich mit dem Beschluss zur Auflösung des Vereins.</text:p>
        </text:list-item>
        <text:list-item>
          <text:p text:style-name="P37">Als Liquidatoren werden die im Amt befindlichen vertretungsberechtigten Vorstandsmitglieder bestimmt, soweit die Mitgliederversammlung nichts anderes abschließend beschließ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 <text:tab/><text:tab/><text:tab/><text:tab/>_____________________________________</text:p>
      <text:p text:style-name="Standard"><text:tab/>Ort, Datum <text:tab/><text:tab/><text:tab/><text:tab/><text:tab/>Unterschriften der Gründungsmitgl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4226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Seite <text:page-number text:select-page="current">10</text:page-number> / <text:span text:style-name="MT1">10</text:span></text:p>
      </style:footer>
    </style:master-page>
    <style:master-page style:name="Converted1" style:page-layout-name="Mpm2"/>
    <style:master-page style:name="Preface" style:page-layout-name="Mpm3">
      <style:footer>
        <text:p text:style-name="MP1">Seite <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creator>benni </dc:creator>
    <dc:date>2015-02-17T13:19:27.571056426</dc:date>
    <meta:editing-cycles>151</meta:editing-cycles>
    <meta:editing-duration>P2DT8H30M31S</meta:editing-duration>
    <meta:generator>LibreOffice/4.2.7.2$Linux_X86_64 LibreOffice_project/420m0$Build-2</meta:generator>
    <meta:document-statistic meta:table-count="0" meta:image-count="0" meta:object-count="0" meta:page-count="14" meta:paragraph-count="155" meta:word-count="2686" meta:character-count="20808" meta:non-whitespace-character-count="18321"/>
  </office:meta>
</office:document-meta>
</file>